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8ca0" officeooo:paragraph-rsid="00028ca0"/>
    </style:style>
    <style:style style:name="P2" style:family="paragraph" style:parent-style-name="Standard">
      <style:text-properties fo:font-weight="bold" officeooo:rsid="00028ca0" officeooo:paragraph-rsid="00028ca0" style:font-weight-asian="bold" style:font-weight-complex="bold"/>
    </style:style>
    <style:style style:name="P3" style:family="paragraph" style:parent-style-name="Standard" style:list-style-name="L1">
      <style:text-properties officeooo:paragraph-rsid="00028ca0"/>
    </style:style>
    <style:style style:name="P4" style:family="paragraph" style:parent-style-name="Standard" style:list-style-name="L1">
      <style:text-properties fo:font-weight="bold" officeooo:rsid="000bb7db" officeooo:paragraph-rsid="00028ca0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305e6" officeooo:paragraph-rsid="00028ca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bb7db" officeooo:paragraph-rsid="00028ca0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9dfa5" officeooo:paragraph-rsid="0009dfa5" style:font-weight-asian="normal" style:font-weight-complex="normal"/>
    </style:style>
    <style:style style:name="P8" style:family="paragraph" style:parent-style-name="Standard">
      <style:text-properties officeooo:rsid="00039d9d" officeooo:paragraph-rsid="00039d9d"/>
    </style:style>
    <style:style style:name="P9" style:family="paragraph" style:parent-style-name="Standard" style:list-style-name="L2">
      <style:text-properties officeooo:rsid="00039d9d" officeooo:paragraph-rsid="00039d9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quema de funcionamiento:</text:p>
      <text:p text:style-name="P1"/>
      <text:p text:style-name="P2">A nivel de cliente: </text:p>
      <text:p text:style-name="P1"/>
      <text:p text:style-name="P1">Veras una página principal en la que ves un listado de campeonatos, en el que podrás diferenciar entre pasados, en curso y finalizado. <text:s/>Tendrás en la parte superior de esta página tendrás para filtrar por años y categoría. </text:p>
      <text:p text:style-name="P1"/>
      <text:p text:style-name="P1">Una vez selecciones el campeonato tienes diferentes opciones:</text:p>
      <text:list text:style-name="L1">
        <text:list-item>
          <text:p text:style-name="P3"><text:span text:style-name="Strong_20_Emphasis">Tatamis y horarios:</text:span> Esta sección mostrará información sobre los horarios preestablecidos publicados días antes del evento, horarios actualizados en tiempo real conforme se desarrollan los combates, y la asignación de tatamis para cada categoría con actualizaciones inmediatas ante cualquier cambio. También se incluirá información sobre los árbitros asignados a cada encuentro. </text:p>
          <text:list>
            <text:list-header>
              <text:p text:style-name="P4"/>
            </text:list-header>
          </text:list>
        </text:list-item>
        <text:list-item>
          <text:p text:style-name="P5"><text:span text:style-name="Strong_20_Emphasis">Sorteos:</text:span> Los cuadros de competición estarán disponibles tres días antes del campeonato. Durante el evento, se actualizarán en tiempo real con los resultados de cada encuentro. </text:p>
          <text:list>
            <text:list-header>
              <text:p text:style-name="P6"/>
            </text:list-header>
          </text:list>
        </text:list-item>
        <text:list-item>
          <text:p text:style-name="P5"><text:span text:style-name="Strong_20_Emphasis">Participantes:</text:span> Una semana antes del campeonato se publicará el listado completo de competidores inscritos en cada categoría. </text:p>
          <text:list>
            <text:list-header>
              <text:p text:style-name="P6"/>
            </text:list-header>
          </text:list>
        </text:list-item>
        <text:list-item>
          <text:p text:style-name="P5"><text:span text:style-name="Strong_20_Emphasis">Resultados:</text:span> Conforme finalice cada categoría, se mostrarán los cinco primeros clasificados con información detallada de los puestos obtenidos. </text:p>
          <text:p text:style-name="P5"/>
        </text:list-item>
        <text:list-item>
          <text:p text:style-name="P7"><text:span text:style-name="T1">Inscribirse</text:span>: Añadirás tus datos y seleccionaras una categoría a la cual te inscribirás.</text:p>
        </text:list-item>
      </text:list>
      <text:p text:style-name="P1"/>
      <text:p text:style-name="P1"/>
      <text:p text:style-name="P2">A nivel de árbitros / administrador</text:p>
      <text:p text:style-name="P2"/>
      <text:p text:style-name="P8">Podrás ver lo mismo que los usuarios pero tendrás un usuario y contraseña mediante el cual acceder a las siguientes opciones:</text:p>
      <text:p text:style-name="P8"/>
      <text:list text:style-name="L2">
        <text:list-item>
          <text:p text:style-name="P9">Añadir campeonato</text:p>
        </text:list-item>
        <text:list-item>
          <text:p text:style-name="P9">Categorías que participan en cada campeonato</text:p>
        </text:list-item>
        <text:list-item>
          <text:p text:style-name="P9">Añadir los sorteos cuando se realicen</text:p>
        </text:list-item>
        <text:list-item>
          <text:p text:style-name="P9">Iniciar un combates</text:p>
        </text:list-item>
        <text:list-item>
          <text:p text:style-name="P9">Gestión de puntuación y tiempo en cada combate</text:p>
        </text:list-item>
      </text:list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28c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Proyecto<text:tab/>Ramón Martin Españ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3:52:56.198069400</meta:creation-date>
    <dc:date>2025-12-07T11:59:22.277804800</dc:date>
    <meta:editing-duration>PT39M53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21" meta:word-count="248" meta:character-count="1605" meta:non-whitespace-character-count="1380"/>
  </office:meta>
</office:document-meta>
</file>